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officeooo:rsid="0017dec6" officeooo:paragraph-rsid="0017dec6"/>
    </style:style>
    <style:style style:name="P5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<text:span text:style-name="T2">class</text:span></text:p>
      <text:p text:style-name="Standard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Standard">a) <text:span text:style-name="T2">header</text:span>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Standard">a) aside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P3">c) nav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3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Standard"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Standard">c<text:span text:style-name="T1">) mark</text:span>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3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<text:span text:style-name="T1">) nav</text:span></text:p>
      <text:p text:style-name="Standard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3">b) autobuffer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P3">b) css</text:p>
      <text:p text:style-name="Standard">c) canvas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P3">a) True</text:p>
      <text:p text:style-name="Standard">b) False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Standard">c)<text:span text:style-name="T2"> To provide fallback support &amp; address the media support problem</text:span>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<text:span text:style-name="T2">&lt;media&gt;</text:span></text:p>
      <text:p text:style-name="Standard">d) both &lt;audio&gt; &amp; &lt;video&gt;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Standard">c)<text:span text:style-name="T2"> Both Flash and Quicktime</text:span></text:p>
      <text:p text:style-name="Standard">d) none of the mentioned</text:p>
      <text:p text:style-name="P4">pppppppppp’[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<text:soft-page-break/>c) Media and Real-Time Communications</text:p>
      <text:p text:style-name="Standard">d)<text:span text:style-name="T2"> All of the mentioned</text:span>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Standard">a) <text:span text:style-name="T2">True</text:span>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Standard">b)<text:span text:style-name="T2"> HLS</text:span>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Standard">b)<text:span text:style-name="T2"> JQuery UI</text:span>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Standard">a)<text:span text:style-name="T2"> preload</text:span>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Standard"><text:soft-page-break/>d) <text:span text:style-name="T2">&lt;slider&gt;</text:span></text:p>
      <text:p text:style-name="Standard"/>
      <text:p text:style-name="Standard"/>
      <text:p text:style-name="P1">What will happen if height and width of video are not set while video loads?</text:p>
      <text:p text:style-name="Standard">a) page flickers</text:p>
      <text:p text:style-name="Standard">b)<text:span text:style-name="T2"> page does not load</text:span>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<text:span text:style-name="T2">WebM</text:span></text:p>
      <text:p text:style-name="Standard">b) MP4</text:p>
      <text:p text:style-name="Standard">c) Ogg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Standard">c) <text:span text:style-name="T2">defaultPlaybackRate</text:span>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Standard">d) <text:span text:style-name="T2">crossOrigi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Standard"><text:soft-page-break/>c) <text:span text:style-name="T2">buffered</text:span></text:p>
      <text:p text:style-name="Standard"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Standard">b) <text:span text:style-name="T2">False</text:span></text:p>
      <text:p text:style-name="Standard"/>
      <text:p text:style-name="Standard"/>
      <text:p text:style-name="P1">Which of the following tag is used for audio in HTML5?a) &lt;bgsound&gt;</text:p>
      <text:p text:style-name="Standard">b)<text:span text:style-name="T2"> &lt;audio&gt;</text:span>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Standard">a) <text:span text:style-name="T2">&lt;source&gt;</text:span>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Standard">d) <text:span text:style-name="T2">Internet Explor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11:20:22.758425453</dc:date>
    <meta:editing-duration>PT2M47S</meta:editing-duration>
    <meta:editing-cycles>1</meta:editing-cycles>
    <meta:document-statistic meta:table-count="0" meta:image-count="0" meta:object-count="0" meta:page-count="6" meta:paragraph-count="170" meta:word-count="793" meta:character-count="4450" meta:non-whitespace-character-count="3824"/>
  </office:meta>
</office:document-meta>
</file>